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LVEZ AVELLANEDA, LENI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ALVEZ AVELLANEDA, DARWI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24372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VELLANEDA DIAZ, MARIA ESTH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774702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4.7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39.1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39.1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5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3:05:0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